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vertical-align="middle" draw:auto-grow-height="false" fo:min-height="0.749cm" fo:min-width="0.499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3.457cm" svg:height="1.128cm" svg:x="9.312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" draw:layer="layout" svg:width="3.457cm" svg:height="1.41cm" svg:x="9.312cm" svg:y="11.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2" draw:layer="layout" svg:width="3cm" svg:height="3cm" svg:x="7.736cm" svg:y="7.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3" draw:text-style-name="P1" draw:layer="layout" draw:type="line" svg:x1="11.04cm" svg:y1="3.128cm" svg:x2="9.235cm" svg:y2="7.5cm" draw:start-shape="id1" draw:start-glue-point="2" draw:end-shape="id2" draw:end-glue-point="4" svg:d="m11040 3128-1805 4372">
          <text:p/>
        </draw:connector>
        <draw:connector draw:style-name="gr3" draw:text-style-name="P1" draw:layer="layout" draw:type="line" svg:x1="9.235cm" svg:y1="10.5cm" svg:x2="11.04cm" svg:y2="11.59cm" draw:start-shape="id2" draw:start-glue-point="8" draw:end-shape="id3" draw:end-glue-point="0" svg:d="m9235 10500 1805 1090">
          <text:p/>
        </draw:connector>
        <draw:frame draw:style-name="gr4" draw:layer="layout" svg:width="4.729cm" svg:height="0.543cm" svg:x="5cm" svg:y="5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" draw:text-style-name="P1" draw:id="id4" draw:layer="layout" svg:width="3cm" svg:height="3cm" svg:x="11.236cm" svg:y="7.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3" draw:text-style-name="P1" draw:layer="layout" draw:type="line" svg:x1="11.04cm" svg:y1="3.128cm" svg:x2="12.735cm" svg:y2="7.5cm" draw:start-shape="id1" draw:start-glue-point="2" draw:end-shape="id4" draw:end-glue-point="4" svg:d="m11040 3128 1695 4372">
          <text:p/>
        </draw:connector>
        <draw:connector draw:style-name="gr3" draw:text-style-name="P1" draw:layer="layout" draw:type="line" svg:x1="12.735cm" svg:y1="10.5cm" svg:x2="11.04cm" svg:y2="11.59cm" draw:start-shape="id4" draw:start-glue-point="8" draw:end-shape="id3" draw:end-glue-point="0" svg:d="m12735 10500-1695 1090">
          <text:p/>
        </draw:connector>
        <draw:frame draw:style-name="gr4" draw:layer="layout" svg:width="5.153cm" svg:height="0.543cm" svg:x="12.236cm" svg:y="5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2.102cm" svg:height="0.543cm" svg:x="8.198cm" svg:y="8.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2.31cm" svg:height="0.543cm" svg:x="11.636cm" svg:y="8.82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layer="layout" svg:width="2.314cm" svg:height="0.543cm" svg:x="9.93cm" svg:y="2.42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2.133cm" svg:height="0.543cm" svg:x="10cm" svg:y="1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connector draw:style-name="gr3" draw:text-style-name="P1" draw:layer="layout" draw:line-skew="-4.811cm" svg:x1="9.312cm" svg:y1="12.295cm" svg:x2="9.312cm" svg:y2="2.564cm" draw:start-shape="id3" draw:start-glue-point="3" draw:end-shape="id1" draw:end-glue-point="3" svg:d="m9312 12295h-5312v-9731h531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NeoOffice/3.0$Unix OpenOffice.org_project/Patch 5</meta:generator>
    <meta:creation-date>2008-08-13T10:30:13</meta:creation-date>
    <dc:date>2009-07-14T11:46:59</dc:date>
    <meta:editing-cycles>6</meta:editing-cycles>
    <meta:editing-duration>PT00H20M39S</meta:editing-duration>
    <meta:document-statistic meta:object-count="1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@</math:mi>
      <math:mi>T</math:mi>
      <math:mrow>
        <math:mo math:stretchy="false">(</math:mo>
        <math:mrow>
          <math:mrow>
            <math:msub>
              <math:mtext>in</math:mtext>
              <math:mn>1</math:mn>
            </math:msub>
            <math:mo math:stretchy="false">=</math:mo>
            <math:mrow>
              <math:mi math:fontstyle="italic">true</math:mi>
              <math:mo math:stretchy="false">∨</math:mo>
              <math:msub>
                <math:mtext>in</math:mtext>
                <math:mn>2</math:mn>
              </math:msub>
            </math:mrow>
          </math:mrow>
          <math:mo math:stretchy="false">=</math:mo>
          <math:mi math:fontstyle="italic">true</math:mi>
        </math:mrow>
        <math:mo math:stretchy="false">)</math:mo>
      </math:mrow>
    </math:mrow>
    <math:annotation math:encoding="StarMath 5.0">@T("in"_1 = true or "in"_2 = true)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@</math:mi>
      <math:mi>T</math:mi>
      <math:mrow>
        <math:mo math:stretchy="false">(</math:mo>
        <math:mrow>
          <math:mrow>
            <math:msub>
              <math:mtext>in</math:mtext>
              <math:mn>1</math:mn>
            </math:msub>
            <math:mo math:stretchy="false">=</math:mo>
            <math:mrow>
              <math:mi math:fontstyle="italic">false</math:mi>
              <math:mo math:stretchy="false">∨</math:mo>
              <math:msub>
                <math:mtext>in</math:mtext>
                <math:mn>2</math:mn>
              </math:msub>
            </math:mrow>
          </math:mrow>
          <math:mo math:stretchy="false">=</math:mo>
          <math:mi math:fontstyle="italic">false</math:mi>
        </math:mrow>
        <math:mo math:stretchy="false">)</math:mo>
      </math:mrow>
    </math:mrow>
    <math:annotation math:encoding="StarMath 5.0">@T("in"_1 = false or "in"_2 = false)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ub>
        <math:mtext>out</math:mtext>
        <math:mn>1</math:mn>
      </math:msub>
      <math:mrow>
        <math:mi math:fontstyle="normal">:</math:mi>
        <math:mo math:stretchy="false">=</math:mo>
        <math:mi math:fontstyle="italic">true</math:mi>
      </math:mrow>
    </math:mrow>
    <math:annotation math:encoding="StarMath 5.0">"out"_1 := true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ub>
        <math:mtext>out</math:mtext>
        <math:mn>1</math:mn>
      </math:msub>
      <math:mrow>
        <math:mi math:fontstyle="normal">:</math:mi>
        <math:mo math:stretchy="false">=</math:mo>
        <math:mi math:fontstyle="italic">false</math:mi>
      </math:mrow>
    </math:mrow>
    <math:annotation math:encoding="StarMath 5.0">"out"_1 := false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text>rung</math:mtext>
        <math:mn>1</math:mn>
      </math:msub>
      <math:mrow>
        <math:mo math:stretchy="false">(</math:mo>
        <math:mi math:fontstyle="italic">start</math:mi>
        <math:mo math:stretchy="false">)</math:mo>
      </math:mrow>
    </math:mrow>
    <math:annotation math:encoding="StarMath 5.0">"rung"_1 (start)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ub>
        <math:mtext>rung</math:mtext>
        <math:mn>1</math:mn>
      </math:msub>
      <math:mrow>
        <math:mo math:stretchy="false">(</math:mo>
        <math:mi math:fontstyle="italic">end</math:mi>
        <math:mo math:stretchy="false">)</math:mo>
      </math:mrow>
    </math:mrow>
    <math:annotation math:encoding="StarMath 5.0">"rung"_1 (end)</math:annotation>
  </math:semantics>
</math:math>
</file>